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Oglas mojedelo.com</text:h>
      <text:p text:style-name="Textbody"><text:a xlink:href="https://www.mojedelo.com/visji-strokovni-sodelavec-ii-mz-razvijalec-programske-opreme/d-886528?returnUrl=%2Fprosta-delovna-mesta%2Fracunalnistvo-programiranje%2Fosrednjeslovenska%3Fp%3D2%26rid%3D12%26wfid%3D9" office:target-frame-name="_top" xlink:show="replace">https://www.mojedelo.com/visji-strokovni-sodelavec-ii-mz-razvijalec-programske-opreme/d-886528?returnUrl=%2Fprosta-delovna-mesta%2Fracunalnistvo-programiranje%2Fosrednjeslovenska%3Fp%3D2%26rid%3D12%26wfid%3D9</text:a></text:p>
      <text:p text:style-name="Textbody"/>
      <text:h text:style-name="Heading1" text:outline-level="1">SOAP</text:h>
      <text:p text:style-name="Textbody"><text:a xlink:href="https://www.youtube.com/watch?v=j2r7z4W30AE&amp;list=PL9lzMEbdolKi6MHPS3cm6wmqhAsSUH7wL" office:target-frame-name="_top" xlink:show="replace">https://www.youtube.com/watch?v=j2r7z4W30AE&amp;list=PL9lzMEbdolKi6MHPS3cm6wmqhAsSUH7wL</text:a></text:p>
      <text:p text:style-name="Textbody">https://youtu.be/j2r7z4W30AE?list=PL9lzMEbdolKi6MHPS3cm6wmqhAsSUH7wL&amp;t=363</text:p>
      <text:p text:style-name="Textbody"/>
      <text:h text:style-name="Heading2" text:outline-level="2">soap plugins:</text:h>
      <text:p text:style-name="Textbody">httpYac - Rest Client</text:p>
      <text:p text:style-name="Textbody"/>
      <text:h text:style-name="Heading2" text:outline-level="2">soap packages:</text:h>
      <text:p text:style-name="Textbody">dotnet add package serilog.aspnetcore</text:p>
      <text:p text:style-name="Textbody"/>
      <text:h text:style-name="Heading1" text:outline-level="1">API</text:h>
      <text:p text:style-name="Textbody">https://youtu.be/MFxk5BZulVU?t=225</text:p>
      <text:p text:style-name="Textbody"/>
      <text:h text:style-name="Heading2" text:outline-level="2">API dev:</text:h>
      <text:p text:style-name="Textbody">https://dev.to/ruppysuppy/7-free-public-apis-you-will-love-as-a-developer-166p</text:p>
      <text:p text:style-name="Textbody">https://random-data-api.com/documentation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background-color="#FFFFFF">
        <style:background-fill draw:fill="solid" draw:fill-color="#FFFFFF"/>
      </style:paragraph-properties>
      <style:text-properties fo:font-weight="bold" style:font-weight-asian="bold" style:font-weight-complex="bold" fo:color="#00A933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anez Vegan</dc:creator>
    <meta:creation-date>2017-10-20T23:40:00Z</meta:creation-date>
    <dc:date>2024-09-19T12:50:00Z</dc:date>
    <meta:template xlink:href="Normal.dotm" xlink:type="simple"/>
    <meta:editing-cycles>12</meta:editing-cycles>
    <meta:editing-duration>PT18840S</meta:editing-duration>
    <meta:document-statistic meta:page-count="1" meta:paragraph-count="1" meta:word-count="147" meta:character-count="984" meta:row-count="6" meta:non-whitespace-character-count="838"/>
  </office:meta>
</office:document-meta>
</file>